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3b4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doop fs -mkdir assignment</text:p>
      <text:p text:style-name="P1">hadoop fs -copyFromLocal Speech assignment</text:p>
      <text:p text:style-name="P1">hadoop jar hadoop-mapreduce-examples-2.2.0.jar</text:p>
      <text:p text:style-name="P1">hadoop jar hadoop-mapreduce-examples-2.2.0.jar wordcount assignment/Speech /assignment/COUNThadoop jar hadoop-mapreduce-examples-2.2.0.jar wordmean assignment/Speech /assignment/Mean</text:p>
      <text:p text:style-name="P1">hadoop jar hadoop-mapreduce-examples-2.2.0.jar wordmedian assignment/Speech /assignment/Median</text:p>
      <text:p text:style-name="P1">hadoop jar hadoop-mapreduce-examples-2.2.0.jar wordstandarddeviation assignment/Speech /assignment/SD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reka </meta:initial-creator>
    <meta:creation-date>2022-09-30T01:00:07</meta:creation-date>
    <dc:date>2022-09-30T01:01:58</dc:date>
    <dc:creator>edureka </dc:creator>
    <meta:editing-duration>P0D</meta:editing-duration>
    <meta:editing-cycles>1</meta:editing-cycles>
    <meta:document-statistic meta:table-count="0" meta:image-count="0" meta:object-count="0" meta:page-count="1" meta:paragraph-count="6" meta:word-count="36" meta:character-count="499" meta:non-whitespace-character-count="463"/>
    <meta:generator>LibreOffice/4.0.4.2$Linux_x86 LibreOffice_project/400m0$Build-2</meta:generator>
  </office:meta>
</office:document-meta>
</file>